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12pt" style:font-size-asian="12pt" style:font-size-complex="12pt"/>
    </style:style>
    <style:style style:name="P3" style:family="paragraph" style:parent-style-name="Standard">
      <style:paragraph-properties fo:margin-top="0in" fo:margin-bottom="0in" fo:text-align="start" style:justify-single-word="false" style:text-autospace="none"/>
      <style:text-properties style:font-name="Arial" fo:font-size="12pt" style:font-name-asian="ArialMT" style:font-size-asian="12pt" style:font-name-complex="ArialMT" style:font-size-complex="12pt"/>
    </style:style>
    <style:style style:name="P4" style:family="paragraph" style:parent-style-name="Standard">
      <style:paragraph-properties fo:text-align="start" style:justify-single-word="false" style:text-autospace="none"/>
      <style:text-properties style:font-name="Arial" fo:font-size="12pt" style:font-name-asian="ArialMT" style:font-size-asian="12pt" style:font-name-complex="ArialMT" style:font-size-complex="12pt"/>
    </style:style>
    <style:style style:name="P5" style:family="paragraph" style:parent-style-name="Standard">
      <style:text-properties style:font-name="Arial" fo:font-size="12pt" style:font-size-asian="12pt" style:font-size-complex="12pt"/>
    </style:style>
    <style:style style:name="P6" style:family="paragraph" style:parent-style-name="Standard" style:list-style-name="L1">
      <style:text-properties style:font-name="Arial" fo:font-size="12pt" style:font-size-asian="12pt" style:font-size-complex="12pt"/>
    </style:style>
    <style:style style:name="P7" style:family="paragraph" style:parent-style-name="Standard" style:list-style-name="L2">
      <style:text-properties style:font-name="Arial" fo:font-size="12pt" style:font-size-asian="12pt" style:font-size-complex="12pt"/>
    </style:style>
    <style:style style:name="P8" style:family="paragraph" style:parent-style-name="Standard" style:list-style-name="L3">
      <style:text-properties style:font-name="Arial" fo:font-size="12pt" style:font-size-asian="12pt" style:font-size-complex="12pt"/>
    </style:style>
    <style:style style:name="P9" style:family="paragraph" style:parent-style-name="Standard" style:list-style-name="L4">
      <style:text-properties style:font-name="Arial" fo:font-size="12pt" style:font-size-asian="12pt" style:font-size-complex="12pt"/>
    </style:style>
    <style:style style:name="P10" style:family="paragraph" style:parent-style-name="Standard" style:list-style-name="L5">
      <style:text-properties style:font-name="Arial" fo:font-size="12pt" style:font-size-asian="12pt" style:font-size-complex="12pt"/>
    </style:style>
    <style:style style:name="P11" style:family="paragraph" style:parent-style-name="Heading_20_1">
      <style:paragraph-properties fo:text-align="center" style:justify-single-word="false"/>
    </style:style>
    <style:style style:name="T1" style:family="text">
      <style:text-properties fo:font-size="12pt" style:font-size-asian="12pt" style:font-size-complex="12pt"/>
    </style:style>
    <style:style style:name="T2"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Wireless Doorbell Systems – Use and Utility</text:h>
      <text:p text:style-name="P2"/>
      <text:p text:style-name="P3">You have been invited to take part in a research study conducted by Project Cerberus. <text:s/>Before you decide to participate in this study, you should read this form and ask questions about anything that you do not understand. </text:p>
      <text:p text:style-name="P4"/>
      <text:p text:style-name="P4">The purpose of this research is to explore ways in which wireless doorbell systems can be designed to add more value for consumers. There are no known risks, psychological or otherwise, involved in participating in this research. </text:p>
      <text:p text:style-name="P4"/>
      <text:p text:style-name="P4">Your participation in this research may produce analytical products that provide tangible benefits to consumers through the identification of new features and product design improvements.</text:p>
      <text:p text:style-name="P2"/>
      <text:p text:style-name="P2">Your answers to this survey are strictly voluntary, confidential, and anonymous to the degree SurveyMonkey allows by default. No personally identifiable information (PII) will be collected in this survey and all results will be reported in aggregate. <text:span text:style-name="T2">You may withdraw your consent to participate at any time by leaving the survey.</text:span></text:p>
      <text:p text:style-name="P2"/>
      <text:p text:style-name="P1"><text:span text:style-name="T1">For the time being, you may stay informed of the results of this research at the </text:span><text:a xlink:type="simple" xlink:href="https://mricha41.github.io/" text:style-name="Internet_20_link" text:visited-style-name="Visited_20_Internet_20_Link"><text:span text:style-name="T1">Project Cerberus website</text:span></text:a><text:span text:style-name="T1">. </text:span></text:p>
      <text:p text:style-name="P2"/>
      <text:p text:style-name="P2">Click “Next” to Continue</text:p>
      <text:p text:style-name="P2"/>
      <text:p text:style-name="P2">Please answer the following questions to the best of your ability. The survey will take less than 10 minutes to complete.</text:p>
      <text:p text:style-name="P2"/>
      <text:p text:style-name="P2">1. How often are you at your home?</text:p>
      <text:p text:style-name="P2">[slider input]</text:p>
      <text:p text:style-name="P2"/>
      <text:p text:style-name="P2">2. What types of visitors do you get at your home? (check all that apply)</text:p>
      <text:list xml:id="list2192185693824307871" text:style-name="L1">
        <text:list-item>
          <text:p text:style-name="P6">Friends</text:p>
        </text:list-item>
        <text:list-item>
          <text:p text:style-name="P6">Family</text:p>
        </text:list-item>
        <text:list-item>
          <text:p text:style-name="P6">Neighbors</text:p>
        </text:list-item>
        <text:list-item>
          <text:p text:style-name="P6">Customers</text:p>
        </text:list-item>
        <text:list-item>
          <text:p text:style-name="P6">Vendors/home service providers (lawn care, plumbers, general contractors, etc.)</text:p>
        </text:list-item>
        <text:list-item>
          <text:p text:style-name="P6">Home delivery personnel (FedEx/UPS/Amazon Prime delivery, UberEats, etc.)</text:p>
        </text:list-item>
        <text:list-item>
          <text:p text:style-name="P6">Health care providers (home caregiver, senior care, nurse, hospice, etc.)</text:p>
        </text:list-item>
        <text:list-item>
          <text:p text:style-name="P6">Emergency services (ambulance, police, fire department, etc.)</text:p>
        </text:list-item>
        <text:list-item>
          <text:p text:style-name="P6">Solicitors (door-to-door sales, etc.)</text:p>
        </text:list-item>
        <text:list-item>
          <text:p text:style-name="P6">Other (please specify)</text:p>
        </text:list-item>
      </text:list>
      <text:p text:style-name="P2"/>
      <text:p text:style-name="P2">3. When do you typically get visitors the most?</text:p>
      <text:list xml:id="list4270411670285839382" text:style-name="L2">
        <text:list-item>
          <text:p text:style-name="P7">Morning</text:p>
        </text:list-item>
        <text:list-item>
          <text:p text:style-name="P7">Afternoon</text:p>
        </text:list-item>
        <text:list-item>
          <text:p text:style-name="P7">Evening</text:p>
        </text:list-item>
      </text:list>
      <text:p text:style-name="P2"><text:soft-page-break/></text:p>
      <text:p text:style-name="P2">4. What part of the week do you get the most visitors? </text:p>
      <text:list xml:id="list8685352242314685589" text:style-name="L3">
        <text:list-item>
          <text:p text:style-name="P8">Weekdays</text:p>
        </text:list-item>
        <text:list-item>
          <text:p text:style-name="P8">Weekends</text:p>
        </text:list-item>
      </text:list>
      <text:p text:style-name="P2"/>
      <text:p text:style-name="P2">5. What features of your wireless doorbell system do you use? (check all that apply) </text:p>
      <text:list xml:id="list4653550128486540699" text:style-name="L4">
        <text:list-item>
          <text:p text:style-name="P9">Smart phone alerts</text:p>
        </text:list-item>
        <text:list-item>
          <text:p text:style-name="P9">Two-way communication</text:p>
        </text:list-item>
        <text:list-item>
          <text:p text:style-name="P9">Prerecorded responses</text:p>
        </text:list-item>
        <text:list-item>
          <text:p text:style-name="P9">Video/Surveillance</text:p>
        </text:list-item>
        <text:list-item>
          <text:p text:style-name="P9">Cloud storage</text:p>
        </text:list-item>
        <text:list-item>
          <text:p text:style-name="P9">SD card (internal) storage</text:p>
        </text:list-item>
        <text:list-item>
          <text:p text:style-name="P9">DVR storage</text:p>
        </text:list-item>
        <text:list-item>
          <text:p text:style-name="P9">Other (please specify)</text:p>
        </text:list-item>
      </text:list>
      <text:p text:style-name="P2"/>
      <text:p text:style-name="P2">6. What features do you expect your wireless doorbell system to have? </text:p>
      <text:p text:style-name="P2">[open]</text:p>
      <text:p text:style-name="P2"/>
      <text:p text:style-name="P2">7. What do you like about your wireless doorbell system?</text:p>
      <text:p text:style-name="P2">[open]</text:p>
      <text:p text:style-name="P2"/>
      <text:p text:style-name="P2">8. What do you dislike about your wireless doorbell system?</text:p>
      <text:p text:style-name="P2">[open]</text:p>
      <text:p text:style-name="P2"/>
      <text:p text:style-name="P2">9. What kind of wireless doorbell system do you own?</text:p>
      <text:list xml:id="list4804248249231389856" text:style-name="L5">
        <text:list-item>
          <text:p text:style-name="P10">Night Owl Smart Doorbell</text:p>
        </text:list-item>
        <text:list-item>
          <text:p text:style-name="P10">Ring Video Doorbell 2</text:p>
        </text:list-item>
        <text:list-item>
          <text:p text:style-name="P10">Ring Doorbell Pro</text:p>
        </text:list-item>
        <text:list-item>
          <text:p text:style-name="P10">Nest Hello</text:p>
        </text:list-item>
        <text:list-item>
          <text:p text:style-name="P10">Other (please specify)</text:p>
        </text:list-item>
      </text:list>
      <text:p text:style-name="P2"/>
      <text:p text:style-name="P2">10. How likely is it that you would recommend your wireless doorbell system to a friend or colleague? </text:p>
      <text:p text:style-name="P2">[slider 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6-28T14:29:25.85</meta:creation-date>
    <dc:date>2019-06-28T17:08:54.49</dc:date>
    <meta:editing-duration>PT2H38M44S</meta:editing-duration>
    <meta:editing-cycles>29</meta:editing-cycles>
    <meta:generator>OpenOffice/4.1.6$Win32 OpenOffice.org_project/416m1$Build-9790</meta:generator>
    <meta:document-statistic meta:table-count="0" meta:image-count="0" meta:object-count="0" meta:page-count="2" meta:paragraph-count="51" meta:word-count="441" meta:character-count="2630"/>
  </office:meta>
</office:document-meta>
</file>